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paragraph-properties fo:text-align="center" fo:line-height="150%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end" fo:line-height="150%"/>
      <style:text-properties style:font-name="Arial" style:font-name-asian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end" fo:line-height="150%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end" fo:line-height="150%"/>
    </style:style>
    <style:style style:name="T1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end" fo:line-height="150%"/>
      <style:text-properties style:font-name="Arial" style:font-name-asian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end" fo:line-height="150%"/>
      <style:text-properties style:font-name="Arial" style:font-name-asian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end" fo:line-height="150%"/>
      <style:text-properties style:font-name="Arial" style:font-name-asian="Arial" style:font-name-complex="Arial" fo:font-size="12pt" style:font-size-asian="12pt" style:font-size-complex="12pt"/>
    </style:style>
    <style:style style:name="P21" style:parent-style-name="Normal" style:family="paragraph">
      <style:paragraph-properties fo:text-align="end" fo:line-height="150%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center" fo:line-height="150%"/>
      <style:text-properties style:font-name="Arial" style:font-name-asian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31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4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3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38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0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text-align="justify" fo:line-height="150%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0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3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4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" style:parent-style-name="Normal" style:family="paragraph">
      <style:paragraph-properties fo:text-align="justify" fo:line-height="150%"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5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5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5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0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1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3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6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70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71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72" style:parent-style-name="Normal" style:family="paragraph">
      <style:paragraph-properties fo:text-align="justify" fo:line-height="150%"/>
    </style:style>
    <style:style style:name="T7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5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76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77" style:parent-style-name="Normal" style:family="paragraph">
      <style:paragraph-properties fo:text-align="justify" fo:line-height="150%" fo:margin-left="0.4916in" fo:text-indent="0.4916in">
        <style:tab-stops/>
      </style:paragraph-properties>
    </style:style>
    <style:style style:name="T7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79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80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8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3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8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0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1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3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5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6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8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99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0" style:parent-style-name="Normal" style:family="paragraph">
      <style:paragraph-properties fo:text-align="justify" fo:line-height="150%"/>
    </style:style>
    <style:style style:name="T10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0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3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4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05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06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07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08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09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0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1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2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3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4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5" style:parent-style-name="Normal" style:family="paragraph">
      <style:paragraph-properties fo:text-align="justify" fo:line-height="150%"/>
    </style:style>
    <style:style style:name="T1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17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8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11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20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1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2" style:parent-style-name="Normal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23" style:parent-style-name="Normal" style:family="paragraph">
      <style:paragraph-properties fo:text-align="justify" fo:line-height="150%" fo:text-indent="0.4916in"/>
    </style:style>
    <style:style style:name="T12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25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26" style:parent-style-name="Normal" style:family="paragraph">
      <style:paragraph-properties fo:text-align="justify" fo:line-height="150%" fo:margin-left="0.4916in" fo:text-indent="0.4916in">
        <style:tab-stops/>
      </style:paragraph-properties>
    </style:style>
    <style:style style:name="T12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28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2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30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12pt" style:font-size-asian="12pt" style:font-size-complex="12pt"/>
    </style:style>
    <style:style style:name="T13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p text:style-name="P4">Repositório de Processos</text:p>
      <text:p text:style-name="P5"><text:span text:style-name="T6">de Negócio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Integrantes</text:span></text:p>
      <text:p text:style-name="P16"><text:span text:style-name="T17">Carlos Guilherme</text:span></text:p>
      <text:p text:style-name="P18">Douglas Inácio</text:p>
      <text:p text:style-name="P19">Icaro Gavazza</text:p>
      <text:p text:style-name="P20">Lucas Gomes</text:p>
      <text:p text:style-name="P21"><text:span text:style-name="T22">Professor: Matheus POO1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>Repositório de Processos de Negócio</text:p>
      <text:p text:style-name="P30"><text:s/></text:p>
      <text:p text:style-name="P31">1- Aplicação Produzida</text:p>
      <text:p text:style-name="P32"/>
      <text:p text:style-name="P33">A aplicação foi produzida em JAVA com auxílio da ferramenta NetBeans(interface gráfica para desenvolvimento).</text:p>
      <text:p text:style-name="P34">A aplicação consiste de dois módulos principais sendo eles Módulo de Recursos e Módulo de Domínios</text:p>
      <text:p text:style-name="P35">Cada módulo tem suas próprias funções e telas de visualizações dentro da aplicação. Cada módulo conta com as seguintes opções de edições. Cadastro, Atualizar, Excluir e Listar. As funções para cada módulo foram produzidas independentes uma da outra, evitando o compartilhamento de funções entre os módulos para reduzir os possíveis erros na hora do desenvolvimento causando atraso na construção do código.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<text:s/>2 – Telas de cadastros dos Itens</text:span></text:p>
      <text:p text:style-name="P49">Na tela de cadastro de domínio você terá campos obrigatórios que devem ser preenchidos como:</text:p>
      <text:p text:style-name="P50">Atividade - TID - TIPO - RECURSOS<text:s/></text:p>
      <text:p text:style-name="P51">Na tela de cadastro de Recurso você terá os seguintes campos:</text:p>
      <text:p text:style-name="P52">RECURSO -TIPO - DESCRIÇÃO<text:s/></text:p>
      <text:p text:style-name="P53">A atividade consiste em cadastrar:</text:p>
      <text:p text:style-name="P54">ATIVIDADE -TID - TIPO - RECURSO ALOCADO - SITUAÇÃO - DATA INI - DATA FIM<text:s/></text:p>
      <text:p text:style-name="P55">Assim possibilitando as ações de CRUD em cima dos Modelos de Processo e Instâncias de Modelo.</text:p>
      <text:p text:style-name="P56"><text:s/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3 - Persistência dos Dados</text:span></text:p>
      <text:p text:style-name="P74"/>
      <text:p text:style-name="P75">Depois de muito avaliarmos as opções que tinhámos para efetuar a persistência dos dados ficamos um tempo pensando entre utilizar arquivos ou banco de dados e acabamos optando por salvar todos os dados utilizando Banco de Dados o banco escolhido foi o PostgresSQL. A conexão com o banco de dados é feita através de uma instância em JAVA responsável por dar o suporte de conexão com a ferramenta.<text:s/></text:p>
      <text:p text:style-name="P76">Foi também desenvolvido uma lista de funções responsáveis pela gerência do bando que é refletida na aplicação funções estas que servem para realizar desde a busca de um objeto apenas passando seu ID até <text:s/>a conexão entre modelos e regras.<text:s/></text:p>
      <text:p text:style-name="P77"><text:span text:style-name="T78">Nossa aplicação consta também um arquivo com código SQL para criação do banco de dados utilizado caso queria fazer a replicação do banco - Vazio visto que não é um arquivo de backup para fazer um</text:span><text:span text:style-name="T79"><text:s/></text:span><text:span text:style-name="T80">restore</text:span><text:span text:style-name="T81"><text:s/>em uma outra base.</text:span></text:p>
      <text:p text:style-name="P82"><text:s/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4 – Interface com Java Swing</text:span></text:p>
      <text:p text:style-name="P102"/>
      <text:p text:style-name="P103">Para criação da interface utilizamos a biblioteca java swing que fornece um grande auxílio na construção das telas fazendo em si um monte de "arrasta e solta" tendo vários elementos disponíveis e personalizáveis ao nosso alcance de maneira prática e rápida tornando a construção das telas um tanto quanto de longe modo "divertidas".<text:s/></text:p>
      <text:p text:style-name="P104"><text:s/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<text:span text:style-name="T116">5- Considerações Finais</text:span></text:p>
      <text:p text:style-name="P117"/>
      <text:p text:style-name="P118"><text:span text:style-name="T119">5.1 - Dificuldades encontradas<text:s/></text:span></text:p>
      <text:p text:style-name="P120">O grupo sofreu no início grandes dificuldades para passagem de dados via referência de uma tela para outra tela do sistema perdemos um tempo considerável nisso.</text:p>
      <text:p text:style-name="P121">Completar as funções do primeiro CRUD também foi um tanto exaustivo após terem sido feitos testes e ajustes em cima dessas funções ficou mais fácil a migração das mesmas funções para as outras áreas do sistema</text:p>
      <text:p text:style-name="P122"><text:s/></text:p>
      <text:p text:style-name="P123"><text:span text:style-name="T124">5.2 - Pesquisas para produção da aplicação</text:span></text:p>
      <text:p text:style-name="P125">Foram feitas buscas exaustivas na internet e material "fornecido" pelo professor através do moodle.</text:p>
      <text:p text:style-name="P126"><text:span text:style-name="T127">Vídeo aulas no youtube para utilização da biblioteca<text:s/></text:span><text:span text:style-name="T128">java swing</text:span><text:span text:style-name="T129">, manuseio de informações entre as interfaces, conexão com o</text:span><text:span text:style-name="T130"><text:s/>postgresSQL,</text:span><text:span text:style-name="T131"><text:s/>auxílio entre outros alunos na sala de aula também para conexão com o banco de dad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uglas Inacio</meta:initial-creator>
    <dc:creator>Douglas Inacio</dc:creator>
    <meta:creation-date>2017-07-06T22:59:00Z</meta:creation-date>
    <dc:date>2017-07-06T22:59:00Z</dc:date>
    <meta:template xlink:href="Normal.dotm" xlink:type="simple"/>
    <meta:editing-cycles>1</meta:editing-cycles>
    <meta:editing-duration>PT0S</meta:editing-duration>
    <meta:document-statistic meta:page-count="1" meta:paragraph-count="6" meta:word-count="528" meta:character-count="3376" meta:row-count="23" meta:non-whitespace-character-count="2854"/>
  </office:meta>
</office:document-meta>
</file>